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e1ef8" officeooo:paragraph-rsid="001e1ef8"/>
    </style:style>
    <style:style style:name="P2" style:family="paragraph" style:parent-style-name="Standard" style:list-style-name="L1">
      <style:text-properties officeooo:rsid="001f394d" officeooo:paragraph-rsid="001f394d"/>
    </style:style>
    <style:style style:name="P3" style:family="paragraph" style:parent-style-name="Standard" style:list-style-name="L1">
      <style:text-properties officeooo:rsid="0022e124" officeooo:paragraph-rsid="0022e12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228009669802247653" text:style-name="L1">
        <text:list-item>
          <text:p text:style-name="P1">E, because it is both an example of a queue and FIFO.</text:p>
        </text:list-item>
        <text:list-item>
          <text:p text:style-name="P1">A, lkdList = new LinkedList();</text:p>
        </text:list-item>
        <text:list-item>
          <text:p text:style-name="P3">B, lkdList.addFirst(x);</text:p>
        </text:list-item>
        <text:list-item>
          <text:p text:style-name="P1">E, return (Integer)lkdList.removeFirst( );</text:p>
        </text:list-item>
        <text:list-item>
          <text:p text:style-name="P1">D, All of the above, because you can either pop it without worrying about the value, print the value using the Integer.toString() method, or cast it to an integer.</text:p>
        </text:list-item>
        <text:list-item>
          <text:p text:style-name="P2">D, return (Integer)myList.getLast( )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09:18:36.696942463</meta:creation-date>
    <meta:generator>LibreOffice/5.1.6.2$Linux_X86_64 LibreOffice_project/10m0$Build-2</meta:generator>
    <dc:date>2017-05-08T09:53:01.660506999</dc:date>
    <meta:editing-duration>PT24M22S</meta:editing-duration>
    <meta:editing-cycles>3</meta:editing-cycles>
    <meta:document-statistic meta:table-count="0" meta:image-count="0" meta:object-count="0" meta:page-count="1" meta:paragraph-count="6" meta:word-count="62" meta:character-count="360" meta:non-whitespace-character-count="310"/>
  </office:meta>
</office:document-meta>
</file>